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001360ab" style:font-style-asian="normal" style:font-style-complex="normal"/>
    </style:style>
    <style:style style:name="P2" style:family="paragraph" style:parent-style-name="Text_20_body">
      <style:text-properties fo:font-style="normal" officeooo:rsid="00152aa0" officeooo:paragraph-rsid="00152aa0" style:font-style-asian="normal" style:font-style-complex="normal"/>
    </style:style>
    <style:style style:name="T1" style:family="text">
      <style:text-properties officeooo:rsid="00152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This is some text<text:tab/><text:tab/><text:tab/>and this is some more.</text:span></text:p>
      <text:p text:style-name="P2">Let's have another line here<text:tab/><text:tab/>and a little one.</text:p>
      <text:p text:style-name="P2">Yet again we see<text:tab/><text:tab/><text:tab/>that lines ex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5:53:51.168373269</meta:creation-date>
    <meta:editing-duration>PT1M2S</meta:editing-duration>
    <meta:editing-cycles>4</meta:editing-cycles>
    <meta:generator>LibreOffice/4.2.3.3$Linux_X86_64 LibreOffice_project/420m0$Build-3</meta:generator>
    <dc:title>andika</dc:title>
    <dc:date>2014-05-22T15:55:23.852604071</dc:date>
    <meta:document-statistic meta:table-count="0" meta:image-count="0" meta:object-count="0" meta:page-count="1" meta:paragraph-count="3" meta:word-count="25" meta:character-count="126" meta:non-whitespace-character-count="98"/>
    <meta:template xlink:type="simple" xlink:actuate="onRequest" xlink:title="andika" xlink:href="../../../../data/libreoffice/templates/andika1.ott" meta:date="2014-05-22T15:53:51.093066199"/>
  </office:meta>
</office:document-meta>
</file>